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Objec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Object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Objec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etterEntity.setValue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ueObjec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Info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ntity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ListSetterEntity.setValue( List &lt; T &gt;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ListSetter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SetterEnti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